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2f78" officeooo:paragraph-rsid="000b2f78"/>
    </style:style>
    <style:style style:name="P2" style:family="paragraph" style:parent-style-name="Standard">
      <style:text-properties officeooo:rsid="000b2f78" officeooo:paragraph-rsid="000b2f78"/>
    </style:style>
    <style:style style:name="P3" style:family="paragraph" style:parent-style-name="Standard">
      <style:paragraph-properties fo:break-before="page"/>
      <style:text-properties officeooo:rsid="000b929c" officeooo:paragraph-rsid="000b929c"/>
    </style:style>
    <style:style style:name="P4" style:family="paragraph" style:parent-style-name="Standard">
      <style:text-properties officeooo:rsid="000b929c" officeooo:paragraph-rsid="000b929c"/>
    </style:style>
    <style:style style:name="P5" style:family="paragraph" style:parent-style-name="Standard">
      <style:text-properties officeooo:rsid="000eb76e" officeooo:paragraph-rsid="000eb76e"/>
    </style:style>
    <style:style style:name="P6" style:family="paragraph" style:parent-style-name="Standard">
      <style:text-properties officeooo:rsid="00104b8b" officeooo:paragraph-rsid="00104b8b"/>
    </style:style>
    <style:style style:name="P7" style:family="paragraph" style:parent-style-name="Standard">
      <style:text-properties officeooo:rsid="0011b3dc" officeooo:paragraph-rsid="0011b3dc"/>
    </style:style>
    <style:style style:name="T1" style:family="text">
      <style:text-properties officeooo:rsid="000e6a62"/>
    </style:style>
    <style:style style:name="T2" style:family="text">
      <style:text-properties officeooo:rsid="00132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- Durante su diseño, una base de datos relacional pasa por un proceso al que se conoce como normalización de una base de datos </text:p>
      <text:p text:style-name="P5">¿Verdadero o Falso?</text:p>
      <text:p text:style-name="P5"/>
      <text:p text:style-name="P5">2.- ¿Cuál de los siguientes no es un fichero de tipo permanente?</text:p>
      <text:p text:style-name="P5">Seleccione una:</text:p>
      <text:p text:style-name="P5">a) Maestro</text:p>
      <text:p text:style-name="P5">b) Histórico</text:p>
      <text:p text:style-name="P5">c) De maniobra</text:p>
      <text:p text:style-name="P5">d) Constante</text:p>
      <text:p text:style-name="P5"/>
      <text:p text:style-name="P5">3-. El lenguaje habitual para construir las consultas a bases de datos relacionales es DDL</text:p>
      <text:p text:style-name="P5">¿Verdadero o Falso?</text:p>
      <text:p text:style-name="P5"/>
      <text:p text:style-name="P5">4.- Para una base de datos, sólo existirá un único esquema externo, un único esquema conceptual y podrán existir varios esquemas internos definidos para uno o varios usuarios </text:p>
      <text:p text:style-name="P5">¿Verdadero o Falso?</text:p>
      <text:p text:style-name="P5"/>
      <text:p text:style-name="P5">5.- Un fichero o archivo está formado por: ----, que contienen datos relativos a un mismo elemento u objeto.</text:p>
      <text:p text:style-name="P5">Seleccione una:</text:p>
      <text:p text:style-name="P5">a) Líneas.</text:p>
      <text:p text:style-name="P5">b) Valores.</text:p>
      <text:p text:style-name="P5">c) Campos lógicos.</text:p>
      <text:p text:style-name="P5">d) Registros lógicos.</text:p>
      <text:p text:style-name="P5"/>
      <text:p text:style-name="P6">6.- En los ficheros de acceso directo, aquellos en los que la dirección física de un registro se obtiene a través de una transformación matemática en la que interviene la clave, reciben el nombre de Ficheros de Acceso Directo Indexado</text:p>
      <text:p text:style-name="P6">¿Verdadero o Falso?</text:p>
      <text:p text:style-name="P6"/>
      <text:p text:style-name="P6">7.- Señala la afirmación correcta respecto a los ficheros secuenciales</text:p>
      <text:p text:style-name="P6">Seleccione una:</text:p>
      <text:p text:style-name="P7">a) Permite el acceso de varios usuarios</text:p>
      <text:p text:style-name="P7">b) Se pueden insertar registros entre los que ya están grabados.</text:p>
      <text:p text:style-name="P7">c) Su lectura siempre se hace hacia delante.</text:p>
      <text:p text:style-name="P7">d) El modo de apertura del fichero no condiciona la lectura o escritura.</text:p>
      <text:p text:style-name="P7"/>
      <text:p text:style-name="P7">8.- En una base de datos también se almacena una descripción de los datos, es lo que se denomina metadatos, se almacena en el catálogo y es lo que permite que exista independencia de datos lógica – física </text:p>
      <text:p text:style-name="P7">¿Verdadero o Falso?</text:p>
      <text:p text:style-name="P7"/>
      <text:p text:style-name="P7">9.- ¿Cuál de los siguientes no es un tipo de base de datos documental?</text:p>
      <text:p text:style-name="P7">Seleccione una:</text:p>
      <text:p text:style-name="P7">a) Bases de datos de texto completo.</text:p>
      <text:p text:style-name="P7">b) Directorios.</text:p>
      <text:p text:style-name="P7">c) Archivos electrónicos de imágenes.</text:p>
      <text:p text:style-name="P7">d) Bases de datos referenciales</text:p>
      <text:p text:style-name="P7"/>
      <text:p text:style-name="P7"><text:soft-page-break/>10.- El lenguaje que proporciona sentencias para realizar operaciones de DDL, DML y DCL es SQL </text:p>
      <text:p text:style-name="P7">¿Verdadero o Falso?</text:p>
      <text:p text:style-name="P3">RESPUESTAS:</text:p>
      <text:p text:style-name="P4">1.- <text:span text:style-name="T2">Verdadero</text:span></text:p>
      <text:p text:style-name="P4">2.- <text:s/><text:span text:style-name="T2">C De Maniobra</text:span></text:p>
      <text:p text:style-name="P4">3.- <text:s/><text:span text:style-name="T2">Falso</text:span></text:p>
      <text:p text:style-name="P4">4.- <text:span text:style-name="T2">Falso</text:span></text:p>
      <text:p text:style-name="P4">5.- <text:span text:style-name="T2">D Registros lógicos</text:span></text:p>
      <text:p text:style-name="P4">6.- <text:span text:style-name="T2">Falso</text:span></text:p>
      <text:p text:style-name="P4">7.- <text:span text:style-name="T2">C Su lectura siempre se hace hacia delante</text:span> <text:s/></text:p>
      <text:p text:style-name="P4">8.- <text:s/><text:span text:style-name="T2">Verdadero</text:span></text:p>
      <text:p text:style-name="P4">9.- <text:s/><text:span text:style-name="T2">B Direcorios</text:span></text:p>
      <text:p text:style-name="P4">10.- <text:span text:style-name="T2">Verdadero</text:span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2f78" officeooo:paragraph-rsid="000b2f78"/>
    </style:style>
    <style:style style:name="MT1" style:family="text">
      <style:text-properties officeooo:rsid="000e6a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ST TEMA 1 INTENTO <text:span text:style-name="MT1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2:14:24.495000000</meta:creation-date>
    <meta:generator>LibreOffice/7.4.5.1$Windows_X86_64 LibreOffice_project/9c0871452b3918c1019dde9bfac75448afc4b57f</meta:generator>
    <dc:date>2023-09-23T12:43:33.391000000</dc:date>
    <meta:editing-duration>PT28M33S</meta:editing-duration>
    <meta:editing-cycles>7</meta:editing-cycles>
    <meta:document-statistic meta:table-count="0" meta:image-count="0" meta:object-count="0" meta:page-count="3" meta:paragraph-count="48" meta:word-count="357" meta:character-count="2067" meta:non-whitespace-character-count="1748"/>
  </office:meta>
</office:document-meta>
</file>